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96.81pt"/>
    </style:style>
    <style:style style:name="co10" style:family="table-column">
      <style:table-column-properties fo:break-before="auto" style:column-width="241.6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221.56pt"/>
    </style:style>
    <style:style style:name="co14" style:family="table-column">
      <style:table-column-properties fo:break-before="auto" style:column-width="20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ff4000"/>
    </style:style>
    <style:style style:name="ce24" style:family="table-cell" style:parent-style-name="Default">
      <style:table-cell-properties fo:background-color="#87d1d1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fff200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ackground-color="#b2b2b2"/>
    </style:style>
    <style:style style:name="ce30" style:family="table-cell" style:parent-style-name="Default" style:data-style-name="N0">
      <style:table-cell-properties fo:background-color="#87d1d1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99"/>
    <style:style style:name="ce33" style:family="table-cell" style:parent-style-name="Default" style:data-style-name="N99">
      <style:table-cell-properties fo:background-color="#fff200"/>
    </style: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ext-properties fo:color="#b2b2b2"/>
    </style:style>
    <style:style style:name="ce14" style:family="table-cell" style:parent-style-name="Default">
      <style:text-properties fo:color="#999999" style:text-underline-style="none"/>
    </style:style>
    <style:style style:name="ce17" style:family="table-cell" style:parent-style-name="Default">
      <style:text-properties fo:color="#808080"/>
    </style:style>
    <style:style style:name="ce20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87d1d1"/>
    </style:style>
    <style:style style:name="ce22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ackground-color="#b2b2b2"/>
    </style:style>
    <style:style style:name="ce38" style:family="table-cell" style:parent-style-name="Default" style:data-style-name="N0">
      <style:table-cell-properties fo:background-color="#87d1d1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99"/>
    <style:style style:name="ce41" style:family="table-cell" style:parent-style-name="Default" style:data-style-name="N99">
      <style:table-cell-properties fo:background-color="#fff200"/>
    </style:style>
    <style:style style:name="ce42" style:family="table-cell" style:parent-style-name="Default">
      <style:text-properties fo:color="#999999"/>
    </style:style>
    <style:style style:name="ce43" style:family="table-cell" style:parent-style-name="Default">
      <style:text-properties fo:color="#b2b2b2"/>
    </style:style>
    <style:style style:name="ce44" style:family="table-cell" style:parent-style-name="Default">
      <style:text-properties fo:color="#808080"/>
    </style:style>
    <style:style style:name="ce45" style:family="table-cell" style:parent-style-name="Default">
      <style:text-properties fo:color="#999999" style:text-underline-style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g_b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uss Back Substitution Pro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40" office:value-type="string" calcext:value-type="string">
            <text:p>' = -2 - 3 * 3 / 2= -13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34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-2 = 3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style-name="ce22"/>
          <table:table-cell table:style-name="ce22" office:value-type="string" calcext:value-type="string">
            <text:p>C = -5 / 2</text:p>
          </table:table-cell>
          <table:table-cell table:style-name="ce22"/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2"/>
          <table:table-cell table:style-name="ce22" office:value-type="string" calcext:value-type="string">
            <text:p>' = -5 - (-5 / 2) * 2 = 0</text:p>
          </table:table-cell>
          <table:table-cell table:style-name="ce22" office:value-type="string" calcext:value-type="string">
            <text:p>' = 1 - <text:s/>(-5 / 2) * 1 = 7 / 2</text:p>
          </table:table-cell>
          <table:table-cell table:style-name="ce22" office:value-type="string" calcext:value-type="string">
            <text:p>' = -3 – ( - 5 / 2 ) * 3 = 9 / 2</text:p>
          </table:table-cell>
          <table:table-cell table:style-name="ce22" office:value-type="string" calcext:value-type="string">
            <text:p>' = 6 – (-5 / 2) * - 2 = 1</text:p>
          </table:table-cell>
          <table:table-cell table:style-name="ce22" office:value-type="string" calcext:value-type="string">
            <text:p>12 - (-5/2) * 5 = 49 / 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 calcext:value-type="string">
            <text:p>C = -3/2 / 1 / 2 = -3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 -3 / 2</text:p>
          </table:table-cell>
          <table:table-cell table:style-name="ce35" office:value-type="string" calcext:value-type="string">
            <text:p>' 1 / 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21 / 2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2"/>
          <table:table-cell table:style-name="ce35" office:value-type="string" calcext:value-type="string">
            <text:p>'= 0 - 3 * 0 = 0</text:p>
          </table:table-cell>
          <table:table-cell table:style-name="ce35" office:value-type="string" calcext:value-type="string">
            <text:p>'= -3 / 2 - (-3 <text:s/>* 1 / 2) = 0</text:p>
          </table:table-cell>
          <table:table-cell table:style-name="ce35" office:value-type="string" calcext:value-type="string">
            <text:p>'= 1 / 2 - ( -3 * - 13 / 2) = -38 / 2</text:p>
          </table:table-cell>
          <table:table-cell table:style-name="ce41" office:value-type="string" calcext:value-type="string">
            <text:p>' = 3 - (- 3) * 6 = 21</text:p>
          </table:table-cell>
          <table:table-cell table:style-name="ce35" office:value-type="string" calcext:value-type="string">
            <text:p>21 / 2 - (-3 )*11 / 2 = 54 / 2 = 27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7 / 2 / 1 / 2 = 7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21"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= 0 - (-7) * 0 = 0</text:p>
          </table:table-cell>
          <table:table-cell table:style-name="ce34" office:value-type="string" calcext:value-type="string">
            <text:p>' <text:s/>7 / 2 – (7 * ½) = 0</text:p>
          </table:table-cell>
          <table:table-cell office:value-type="string" calcext:value-type="string">
            <text:p>' 9 / 2 – (7 * -13 / 2) = 100 / 2 = 50</text:p>
          </table:table-cell>
          <table:table-cell office:value-type="string" calcext:value-type="string">
            <text:p>' 1 – 7 * 6 = -82/2 = -41</text:p>
          </table:table-cell>
          <table:table-cell office:value-type="string" calcext:value-type="string">
            <text:p>' 49 / 2 - ( 7 * 11/2) =-28 / 2 = 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2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50 / - 19 = -50/19</text:p>
          </table:table-cell>
          <table:table-cell/>
          <table:table-cell table:number-columns-repeated="2" table:style-name="ce34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'=-41</text:p>
          </table:table-cell>
          <table:table-cell office:value-type="string" calcext:value-type="string">
            <text:p>'=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 = 0 - (-50/19) * 0 = 0</text:p>
          </table:table-cell>
          <table:table-cell table:style-name="ce34" office:value-type="string" calcext:value-type="string">
            <text:p>'= 0 - (-50 / 19) * 0 = 0</text:p>
          </table:table-cell>
          <table:table-cell table:style-name="ce34" office:value-type="string" calcext:value-type="string">
            <text:p>50 - (-50/19 * - 19) = 0</text:p>
          </table:table-cell>
          <table:table-cell table:style-name="ce40" office:value-type="string" calcext:value-type="string">
            <text:p>' -41 - (-50 / <text:span text:style-name="T1">19 ) * 21 = -779</text:span><text:span text:style-name="T2"> </text:span>/19 + 1050/19 = 271 / 19</text:p>
          </table:table-cell>
          <table:table-cell office:value-type="string" calcext:value-type="string">
            <text:p>' = -14 - (-50 / 19) * 27 = -266/19 + 1350 / 19 = 1084/19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19" calcext:value-type="float">
            <text:p>-19</text:p>
          </table:table-cell>
          <table:table-cell table:style-name="ce39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number-columns-repeated="3"/>
          <table:table-cell table:number-columns-repeated="3" table:style-name="ce34" office:value-type="float" office:value="0" calcext:value-type="float">
            <text:p>0</text:p>
          </table:table-cell>
          <table:table-cell table:style-name="ce36" office:value-type="float" office:value="271" calcext:value-type="float">
            <text:p>271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 Su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[4] = A[4][5] / A[4][4] = 1084 / 271 =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3][4] * x[4] = 21 * 4 = 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3] = (A[3][5] – sum) / A[3][3] = (27 – 84)/-19 = -57 / -19 =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2][3]*x[3] + A[2][4]*[4] = 0 + (-13/2)*3 + 6*4 = -39 / 2 + 24 = -39 / 2 + 48 / 2 = 9 /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2] = (A[2][5] – sum)/ A[2][2] = (11/2 – 9 <text:span text:style-name="T1">2 )</text:span> / (½) = (2/2)/(1/2)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1][2]*x[2] + A[1][3]*x[3] + A[1][4] * x[4] = 1*2 + 3 * 3 + -2 * 4 = 2 + 9 – 8 <text:s/>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1] = (A[1][5] – sum)/A[1][1] = (5 – 3)/2 = 2/2 = 1</text:p>
          </table:table-cell>
          <table:table-cell table:number-columns-repeated="1023"/>
        </table:table-row>
      </table:table>
      <table:table table:name="prove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]+[.B8]+[.C8]+[.D8]+[.E8]+[.F8]+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]+[.B9]+[.C9]+[.D9]+[.E9]+[.F9]+[.G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+[.B10]+[.C10]+[.D10]+[.E10]+[.F10]+[.G10]" office:value-type="float" office:value="16" calcext:value-type="float">
            <text:p>16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office:value-type="string" calcext:value-type="string">
            <text:p>0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0.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0.gn</text:p>
          </table:table-cell>
          <table:table-cell office:value-type="string" calcext:value-type="string">
            <text:p>-1.h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g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0.fn</text:p>
          </table:table-cell>
          <table:table-cell/>
          <table:table-cell office:value-type="string" calcext:value-type="string">
            <text:p>-0.h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2.fn</text:p>
          </table:table-cell>
          <table:table-cell office:value-type="string" calcext:value-type="string">
            <text:p>-1.gn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uss Backsub requires matrix in row echelon for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 2 array for solu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rst , integer array, store if var[n] is solv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ond, double array, store var[n] valu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 Need to proceed this. BackSub only good if there are no free variables</text:p>
          </table:table-cell>
          <table:table-cell table:number-columns-repeated="7"/>
        </table:table-row>
      </table:table>
      <table:table table:name="mult_prod" table:style-name="ta1">
        <table:table-column table:style-name="co1" table:number-columns-repeated="10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11 * B11 + A12 * B21 + A13 * B31 + A14 * B41</text:p>
          </table:table-cell>
          <table:table-cell/>
          <table:table-cell office:value-type="string" calcext:value-type="string">
            <text:p>A11 * B12 + A12 * B22 + A13 * B32 + A1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11</text:p>
          </table:table-cell>
          <table:table-cell office:value-type="string" calcext:value-type="string">
            <text:p>A_12</text:p>
          </table:table-cell>
          <table:table-cell office:value-type="string" calcext:value-type="string">
            <text:p>A_13</text:p>
          </table:table-cell>
          <table:table-cell office:value-type="string" calcext:value-type="string">
            <text:p>A_14</text:p>
          </table:table-cell>
          <table:table-cell table:number-columns-repeated="3"/>
          <table:table-cell office:value-type="string" calcext:value-type="string">
            <text:p>C = A x B</text:p>
          </table:table-cell>
          <table:table-cell office:value-type="string" calcext:value-type="string">
            <text:p>A21 * B11 + A22 * B21 + A23 * B31 + A24 * B41</text:p>
          </table:table-cell>
          <table:table-cell/>
          <table:table-cell office:value-type="string" calcext:value-type="string">
            <text:p>A21 * B12 + A22 * B22 + A23 * B32 + A2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21</text:p>
          </table:table-cell>
          <table:table-cell office:value-type="string" calcext:value-type="string">
            <text:p>A_22</text:p>
          </table:table-cell>
          <table:table-cell office:value-type="string" calcext:value-type="string">
            <text:p>A_23</text:p>
          </table:table-cell>
          <table:table-cell office:value-type="string" calcext:value-type="string">
            <text:p>A_24</text:p>
          </table:table-cell>
          <table:table-cell table:number-columns-repeated="4"/>
          <table:table-cell office:value-type="string" calcext:value-type="string">
            <text:p>A31 * B11 + A32 * B21 + A33 * B31 + A34 * B41</text:p>
          </table:table-cell>
          <table:table-cell/>
          <table:table-cell office:value-type="string" calcext:value-type="string">
            <text:p>A31 * B12 + A32 * B22 + A33 * B32 + A34 * B4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_31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33</text:p>
          </table:table-cell>
          <table:table-cell office:value-type="string" calcext:value-type="string">
            <text:p>A_34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_11</text:p>
          </table:table-cell>
          <table:table-cell office:value-type="string" calcext:value-type="string">
            <text:p>B_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21</text:p>
          </table:table-cell>
          <table:table-cell office:value-type="string" calcext:value-type="string">
            <text:p>B_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_31</text:p>
          </table:table-cell>
          <table:table-cell office:value-type="string" calcext:value-type="string">
            <text:p>B_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41</text:p>
          </table:table-cell>
          <table:table-cell office:value-type="string" calcext:value-type="string">
            <text:p>B_42</text:p>
          </table:table-cell>
          <table:table-cell table:number-columns-repeated="9"/>
        </table:table-row>
      </table:table>
      <table:table table:name="inv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-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 – bc</text:p>
          </table:table-cell>
          <table:table-cell office:value-type="string" calcext:value-type="string">
            <text:p>-ab + 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– dc</text:p>
          </table:table-cell>
          <table:table-cell office:value-type="string" calcext:value-type="string">
            <text:p>-cb + da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T = ad – b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3"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</table:table>
      <table:table table:name="inv2" table:style-name="ta1"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/>
          <table:table-cell office:value-type="string" calcext:value-type="string">
            <text:p>EJ – I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/>
          <table:table-cell office:value-type="string" calcext:value-type="string">
            <text:p>FH – JD</text:p>
          </table:table-cell>
          <table:table-cell office:value-type="string" calcext:value-type="string">
            <text:p>(D() + E() + F()) / DET = 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I</text:p>
          </table:table-cell>
          <table:table-cell/>
          <table:table-cell office:value-type="string" calcext:value-type="string">
            <text:p>DI – HE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/>
        </table:table-row>
        <table:table-row table:style-name="ro1">
          <table:table-cell table:number-columns-repeated="2"/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number-columns-repeated="1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A(EJ – IF)/(AEJ – CEH)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(AEJ – AIF) /(AEJ - CEJ) 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ET</text:p>
          </table:table-cell>
          <table:table-cell office:value-type="string" calcext:value-type="string">
            <text:p>A(EJ – IF) + B(FH – JD) + C(DI – HE)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hat Is determinan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hat is inverse ?</text:p>
          </table:table-cell>
          <table:table-cell table:number-columns-repeated="16"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-4" calcext:value-type="float">
            <text:p>-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20:59:37.124301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8-14T21:24:03.845067940</dc:date>
    <meta:editing-duration>PT9H17M15S</meta:editing-duration>
    <meta:editing-cycles>58</meta:editing-cycles>
    <meta:generator>LibreOffice/6.0.7.3$Linux_X86_64 LibreOffice_project/00m0$Build-3</meta:generator>
    <meta:document-statistic meta:table-count="6" meta:cell-count="638" meta:object-count="0"/>
  </office:meta>
</office:document-meta>
</file>